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manyTabstops">
      <style:paragraph-properties>
        <style:tab-stops>
          <style:tab-stop style:position="0.05in"/>
          <style:tab-stop style:position="0.1in"/>
          <style:tab-stop style:position="0.15in"/>
          <style:tab-stop style:position="0.2in"/>
          <style:tab-stop style:position="0.25in"/>
          <style:tab-stop style:position="0.3in"/>
          <style:tab-stop style:position="0.35in"/>
          <style:tab-stop style:position="0.4in"/>
          <style:tab-stop style:position="0.45in"/>
          <style:tab-stop style:position="0.5in"/>
          <style:tab-stop style:position="0.55in"/>
          <style:tab-stop style:position="0.6in"/>
          <style:tab-stop style:position="0.65in"/>
          <style:tab-stop style:position="0.7in"/>
          <style:tab-stop style:position="0.75in"/>
          <style:tab-stop style:position="0.8in"/>
          <style:tab-stop style:position="0.85in"/>
          <style:tab-stop style:position="0.9in"/>
          <style:tab-stop style:position="0.95in"/>
          <style:tab-stop style:position="1in"/>
          <style:tab-stop style:position="1.05in"/>
          <style:tab-stop style:position="1.1in"/>
          <style:tab-stop style:position="1.15in"/>
          <style:tab-stop style:position="1.2in"/>
          <style:tab-stop style:position="1.25in"/>
          <style:tab-stop style:position="1.3in"/>
          <style:tab-stop style:position="1.35in"/>
          <style:tab-stop style:position="1.4in"/>
          <style:tab-stop style:position="1.45in"/>
          <style:tab-stop style:position="1.5in"/>
          <style:tab-stop style:position="1.55in"/>
          <style:tab-stop style:position="1.6in"/>
          <style:tab-stop style:position="1.65in"/>
          <style:tab-stop style:position="1.7in"/>
          <style:tab-stop style:position="1.75in"/>
          <style:tab-stop style:position="1.8in"/>
          <style:tab-stop style:position="1.85in"/>
          <style:tab-stop style:position="1.9in"/>
          <style:tab-stop style:position="1.95in"/>
          <style:tab-stop style:position="2in"/>
          <style:tab-stop style:position="2.05in"/>
          <style:tab-stop style:position="2.1in"/>
          <style:tab-stop style:position="2.15in"/>
          <style:tab-stop style:position="2.2in"/>
          <style:tab-stop style:position="2.25in"/>
          <style:tab-stop style:position="2.3in"/>
          <style:tab-stop style:position="2.35in"/>
          <style:tab-stop style:position="2.4in"/>
          <style:tab-stop style:position="2.45in"/>
          <style:tab-stop style:position="2.5in"/>
          <style:tab-stop style:position="2.55in"/>
          <style:tab-stop style:position="2.6in"/>
          <style:tab-stop style:position="2.65in"/>
          <style:tab-stop style:position="2.7in"/>
          <style:tab-stop style:position="2.75in"/>
          <style:tab-stop style:position="2.8in"/>
          <style:tab-stop style:position="2.85in"/>
          <style:tab-stop style:position="2.9in"/>
          <style:tab-stop style:position="2.95in"/>
          <style:tab-stop style:position="3in"/>
          <style:tab-stop style:position="3.05in"/>
          <style:tab-stop style:position="3.1in"/>
          <style:tab-stop style:position="3.15in"/>
          <style:tab-stop style:position="3.2in"/>
          <style:tab-stop style:position="3.25in"/>
          <style:tab-stop style:position="3.3in"/>
          <style:tab-stop style:position="3.35in"/>
          <style:tab-stop style:position="3.4in"/>
          <style:tab-stop style:position="3.45in"/>
          <style:tab-stop style:position="3.5in"/>
          <style:tab-stop style:position="3.55in"/>
          <style:tab-stop style:position="3.6in"/>
          <style:tab-stop style:position="3.65in"/>
          <style:tab-stop style:position="3.7in"/>
          <style:tab-stop style:position="3.75in"/>
          <style:tab-stop style:position="3.8in"/>
          <style:tab-stop style:position="3.85in"/>
          <style:tab-stop style:position="3.9in"/>
          <style:tab-stop style:position="3.95in"/>
          <style:tab-stop style:position="6in"/>
        </style:tab-stops>
      </style:paragraph-properties>
      <style:text-properties officeooo:rsid="0014e60d" officeooo:paragraph-rsid="0014e6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ts of tabstops in the first 4 inches. Max of 64 allowed in DOCX<text:tab/>tabsto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manyTabstops" style:family="paragraph" style:parent-style-name="Standard">
      <style:paragraph-properties>
        <style:tab-stops>
          <style:tab-stop style:position="0.05in"/>
          <style:tab-stop style:position="0.15in"/>
          <style:tab-stop style:position="0.25in"/>
          <style:tab-stop style:position="0.35in"/>
          <style:tab-stop style:position="0.45in"/>
          <style:tab-stop style:position="0.55in"/>
          <style:tab-stop style:position="0.65in"/>
          <style:tab-stop style:position="0.75in"/>
          <style:tab-stop style:position="0.85in"/>
          <style:tab-stop style:position="0.95in"/>
          <style:tab-stop style:position="1.05in"/>
          <style:tab-stop style:position="1.15in"/>
          <style:tab-stop style:position="1.25in"/>
          <style:tab-stop style:position="1.35in"/>
          <style:tab-stop style:position="1.45in"/>
          <style:tab-stop style:position="1.55in"/>
          <style:tab-stop style:position="1.65in"/>
          <style:tab-stop style:position="1.75in"/>
          <style:tab-stop style:position="1.85in"/>
          <style:tab-stop style:position="1.95in"/>
          <style:tab-stop style:position="2.05in"/>
          <style:tab-stop style:position="2.15in"/>
          <style:tab-stop style:position="2.25in"/>
          <style:tab-stop style:position="2.35in"/>
          <style:tab-stop style:position="2.45in"/>
          <style:tab-stop style:position="2.55in"/>
          <style:tab-stop style:position="2.65in"/>
          <style:tab-stop style:position="2.75in"/>
          <style:tab-stop style:position="2.85in"/>
          <style:tab-stop style:position="2.95in"/>
          <style:tab-stop style:position="3.05in"/>
          <style:tab-stop style:position="3.15in"/>
          <style:tab-stop style:position="3.25in"/>
          <style:tab-stop style:position="3.35in"/>
          <style:tab-stop style:position="3.45in"/>
          <style:tab-stop style:position="3.55in"/>
          <style:tab-stop style:position="3.65in"/>
          <style:tab-stop style:position="3.75in"/>
          <style:tab-stop style:position="3.85in"/>
          <style:tab-stop style:position="3.95in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1:41:45.045348593</meta:creation-date>
    <dc:date>2026-01-19T11:54:08.926123150</dc:date>
    <meta:editing-duration>PT1M46S</meta:editing-duration>
    <meta:editing-cycles>1</meta:editing-cycles>
    <meta:document-statistic meta:table-count="0" meta:image-count="0" meta:object-count="0" meta:page-count="1" meta:paragraph-count="1" meta:word-count="15" meta:character-count="73" meta:non-whitespace-character-count="59"/>
    <meta:generator>LibreOffice/25.8.4.2$Linux_X86_64 LibreOffice_project/580$Build-2</meta:generator>
  </office:meta>
</office:document-meta>
</file>